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1.8cm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3.3cm"/>
    </style:style>
    <style:style style:name="gr5" style:family="graphic" style:parent-style-name="standard">
      <style:graphic-properties draw:fill="solid" draw:fill-color="#ff4000" draw:textarea-horizontal-align="justify" draw:textarea-vertical-align="middle" draw:auto-grow-height="false" fo:min-height="1.45cm" fo:min-width="1.5cm"/>
    </style:style>
    <style:style style:name="gr6" style:family="graphic" style:parent-style-name="standard">
      <style:graphic-properties draw:fill="solid" draw:fill-color="#ff4000" draw:textarea-horizontal-align="justify" draw:textarea-vertical-align="middle" draw:auto-grow-height="false" fo:min-height="1.45cm" fo:min-width="2.4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1.45cm" fo:min-width="2.4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0.8cm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horizontal-align="left" draw:textarea-vertical-align="bottom" draw:auto-grow-height="false" fo:min-height="4cm" fo:min-width="10.7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="none" draw:textarea-horizontal-align="left" draw:textarea-vertical-align="bottom" draw:auto-grow-height="false" fo:min-height="4cm" fo:min-width="10.65cm" fo:padding-top="0.15cm" fo:padding-bottom="0.15cm" fo:padding-left="0.275cm" fo:padding-right="0.275cm"/>
    </style:style>
    <style:style style:name="gr1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3" style:family="graphic" style:parent-style-name="standard">
      <style:graphic-properties draw:fill="solid" draw:fill-color="#ffffd7" draw:textarea-horizontal-align="justify" draw:textarea-vertical-align="middle" draw:auto-grow-height="false" fo:min-height="0.95cm" fo:min-width="6.1cm"/>
    </style:style>
    <style:style style:name="gr14" style:family="graphic" style:parent-style-name="standard">
      <style:graphic-properties draw:fill="solid" draw:fill-color="#ffffd7" draw:textarea-horizontal-align="justify" draw:textarea-vertical-align="middle" draw:auto-grow-height="false" fo:min-height="0.95cm" fo:min-width="7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d7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3.2cm" svg:height="1.7cm" svg:x="25.2cm" svg:y="8.5cm">
          <text:p text:style-name="P1"><text:span text:style-name="T1">“</text:span><text:span text:style-name="T1">sink”</text:span></text:p>
          <text:p text:style-name="P1"><text:span text:style-name="T2">autoaudiosink</text:span></text:p>
          <text:p text:style-name="P1"><text:span text:style-name="T2">alsasink</text:span></text:p>
          <text:p text:style-name="P1"><text:span text:style-name="T2">pulsesi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2cm" svg:height="1.7cm" svg:x="10.04cm" svg:y="8.485cm">
          <text:p text:style-name="P1"><text:span text:style-name="T1">“</text:span><text:span text:style-name="T1">obuf”</text:span></text:p>
          <text:p text:style-name="P1"><text:span text:style-name="T1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2.3cm" svg:height="1.7cm" svg:x="13.08cm" svg:y="8.471cm">
          <text:p text:style-name="P1"><text:span text:style-name="T1">“</text:span><text:span text:style-name="T1">volume”</text:span></text:p>
          <text:p text:style-name="P1"><text:span text:style-name="T1">volu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9" draw:id="id9" draw:layer="layout" svg:width="3.8cm" svg:height="1.7cm" svg:x="20.361cm" svg:y="8.456cm">
          <text:p text:style-name="P1"><text:span text:style-name="T1">“</text:span><text:span text:style-name="T1">resampler”</text:span></text:p>
          <text:p text:style-name="P1"><text:span text:style-name="T1">audioresamp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2cm" svg:height="1.7cm" svg:x="5.2cm" svg:y="4.1cm">
          <text:p text:style-name="P1"><text:span text:style-name="T1">“</text:span><text:span text:style-name="T1">ibuf”</text:span></text:p>
          <text:p text:style-name="P1"><text:span text:style-name="T1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1" draw:id="id11" draw:layer="layout" svg:width="2.9cm" svg:height="1.7cm" svg:x="7.9cm" svg:y="4.1cm">
          <text:p text:style-name="P1"><text:span text:style-name="T1">“</text:span><text:span text:style-name="T1">decoder”</text:span></text:p>
          <text:p text:style-name="P1"><text:span text:style-name="T1">decodeb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8" draw:id="id8" draw:layer="layout" svg:width="2.9cm" svg:height="1.7cm" svg:x="16.421cm" svg:y="8.442cm">
          <text:p text:style-name="P1"><text:span text:style-name="T1">“</text:span><text:span text:style-name="T1">converter”</text:span></text:p>
          <text:p text:style-name="P1"><text:span text:style-name="T1">audioconve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" draw:id="id1" draw:layer="layout" svg:width="2.9cm" svg:height="1.7cm" svg:x="1.6cm" svg:y="4.1cm">
          <text:p text:style-name="P1"><text:span text:style-name="T1">“</text:span><text:span text:style-name="T1">source”</text:span></text:p>
          <text:p text:style-name="P1"><text:span text:style-name="T1">souphttps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" svg:x1="4.5cm" svg:y1="4.95cm" svg:x2="5.2cm" svg:y2="4.95cm" draw:start-shape="id1" draw:start-glue-point="7" draw:end-shape="id2" draw:end-glue-point="5" svg:d="M4500 4950h700" svg:viewBox="0 0 701 1">
          <text:p/>
        </draw:connector>
        <draw:line draw:style-name="gr8" draw:text-style-name="P4" draw:layer="layout" svg:x1="7.2cm" svg:y1="4.9cm" svg:x2="8cm" svg:y2="4.9cm">
          <text:p/>
        </draw:line>
        <draw:custom-shape draw:style-name="gr9" draw:text-style-name="P1" xml:id="id5" draw:id="id5" draw:layer="layout" svg:width="2.6cm" svg:height="2.2cm" draw:transform="rotate (1.59191481074403) translate (6.8cm 10.7cm)">
          <text:p text:style-name="P1"><text:span text:style-name="T3">“</text:span><text:span text:style-name="T3">concat”</text:span></text:p>
          <text:p text:style-name="P1"><text:span text:style-name="T3">concat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2" xml:id="id4" draw:id="id4" draw:layer="layout" svg:width="2cm" svg:height="1.7cm" svg:x="5.201cm" svg:y="13.001cm">
          <text:p text:style-name="P1"><text:span text:style-name="T1">“</text:span><text:span text:style-name="T1">ibuf”</text:span></text:p>
          <text:p text:style-name="P1"><text:span text:style-name="T1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2" draw:id="id12" draw:layer="layout" svg:width="2.9cm" svg:height="1.7cm" svg:x="7.901cm" svg:y="13.001cm">
          <text:p text:style-name="P1"><text:span text:style-name="T1">“</text:span><text:span text:style-name="T1">decoder”</text:span></text:p>
          <text:p text:style-name="P1"><text:span text:style-name="T1">decodeb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3" draw:id="id3" draw:layer="layout" svg:width="2.9cm" svg:height="1.7cm" svg:x="1.601cm" svg:y="13.001cm">
          <text:p text:style-name="P1"><text:span text:style-name="T1">“</text:span><text:span text:style-name="T1">source”</text:span></text:p>
          <text:p text:style-name="P1"><text:span text:style-name="T1">souphttps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" svg:x1="4.501cm" svg:y1="13.851cm" svg:x2="5.201cm" svg:y2="13.851cm" draw:start-shape="id3" draw:start-glue-point="7" draw:end-shape="id4" draw:end-glue-point="5" svg:d="M4501 13851h700" svg:viewBox="0 0 701 1">
          <text:p/>
        </draw:connector>
        <draw:line draw:style-name="gr8" draw:text-style-name="P4" draw:layer="layout" svg:x1="7.201cm" svg:y1="13.801cm" svg:x2="8.001cm" svg:y2="13.801cm">
          <text:p/>
        </draw:line>
        <draw:custom-shape draw:style-name="gr10" draw:text-style-name="P5" draw:layer="layout" svg:width="11.3cm" svg:height="4.3cm" svg:x="1.3cm" svg:y="3cm">
          <text:p text:style-name="P1">Stream_0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1.2cm" svg:height="4.3cm" svg:x="1.3cm" svg:y="11.7cm">
          <text:p text:style-name="P1">Stream_1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8.973cm" svg:y1="9.354cm" svg:x2="10.04cm" svg:y2="9.335cm" draw:start-shape="id5" draw:start-glue-point="6" draw:end-shape="id6" draw:end-glue-point="5" svg:d="M8973 9354l1067-19" svg:viewBox="0 0 1068 20">
          <text:p/>
        </draw:connector>
        <draw:connector draw:style-name="gr8" draw:text-style-name="P4" draw:layer="layout" draw:type="line" svg:x1="12.04cm" svg:y1="9.335cm" svg:x2="13.08cm" svg:y2="9.321cm" draw:start-shape="id6" draw:start-glue-point="7" draw:end-shape="id7" draw:end-glue-point="5" svg:d="M12040 9335l1040-14" svg:viewBox="0 0 1041 15">
          <text:p/>
        </draw:connector>
        <draw:connector draw:style-name="gr8" draw:text-style-name="P4" draw:layer="layout" draw:type="line" svg:x1="15.38cm" svg:y1="9.321cm" svg:x2="16.421cm" svg:y2="9.292cm" draw:start-shape="id7" draw:start-glue-point="7" draw:end-shape="id8" draw:end-glue-point="5" svg:d="M15380 9321l1041-29" svg:viewBox="0 0 1042 30">
          <text:p/>
        </draw:connector>
        <draw:connector draw:style-name="gr8" draw:text-style-name="P4" draw:layer="layout" draw:type="line" svg:x1="19.321cm" svg:y1="9.292cm" svg:x2="20.361cm" svg:y2="9.306cm" draw:start-shape="id8" draw:start-glue-point="7" draw:end-shape="id9" draw:end-glue-point="5" svg:d="M19321 9292l1040 14" svg:viewBox="0 0 1041 15">
          <text:p/>
        </draw:connector>
        <draw:connector draw:style-name="gr8" draw:text-style-name="P4" draw:layer="layout" draw:type="line" svg:x1="24.161cm" svg:y1="9.306cm" svg:x2="25.2cm" svg:y2="9.35cm" draw:start-shape="id9" draw:start-glue-point="7" draw:end-shape="id10" draw:end-glue-point="5" svg:d="M24161 9306l1039 44" svg:viewBox="0 0 1040 45">
          <text:p/>
        </draw:connector>
        <draw:connector draw:style-name="gr8" draw:text-style-name="P4" draw:layer="layout" svg:x1="10.8cm" svg:y1="4.95cm" svg:x2="6.772cm" svg:y2="9.4cm" draw:start-shape="id11" draw:start-glue-point="7" draw:end-shape="id5" draw:end-glue-point="4" svg:d="M10800 4950h502v2001h-5058v2449h528" svg:viewBox="0 0 5059 4451">
          <text:p/>
        </draw:connector>
        <draw:connector draw:style-name="gr8" draw:text-style-name="P4" draw:layer="layout" svg:x1="10.801cm" svg:y1="13.851cm" svg:x2="6.772cm" svg:y2="9.4cm" draw:start-shape="id12" draw:start-glue-point="7" draw:end-shape="id5" draw:end-glue-point="4" svg:d="M10801 13851h502v-2000h-5059v-2451h528" svg:viewBox="0 0 5060 4452">
          <text:p/>
        </draw:connector>
        <draw:line draw:style-name="gr12" draw:text-style-name="P1" draw:layer="layout" svg:x1="4.5cm" svg:y1="4.9cm" svg:x2="6.6cm" svg:y2="2cm">
          <text:p/>
        </draw:line>
        <draw:custom-shape draw:style-name="gr13" draw:text-style-name="P6" draw:layer="layout" svg:width="6.6cm" svg:height="1.2cm" svg:x="6.8cm" svg:y="1.3cm">
          <text:p text:style-name="P1">Probe: bytes rx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7.6cm" svg:height="1.2cm" svg:x="6.2cm" svg:y="17.9cm">
          <text:p text:style-name="P1">Signal: next track on EOS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5cm" svg:y1="13.8cm" svg:x2="6.1cm" svg:y2="1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9:19:53.083949690</meta:creation-date>
    <dc:date>2019-07-07T19:33:43.956044524</dc:date>
    <meta:editing-duration>PT6H38M56S</meta:editing-duration>
    <meta:editing-cycles>6</meta:editing-cycles>
    <meta:generator>LibreOffice/6.2.4.2$Linux_X86_64 LibreOffice_project/2412653d852ce75f65fbfa83fb7e7b669a126d64</meta:generator>
    <meta:document-statistic meta:object-count="29"/>
  </office:meta>
</office:document-meta>
</file>